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7" style:family="table-row">
      <style:table-row-properties style:min-row-height="1.921cm"/>
    </style:style>
    <style:style style:name="Tabla1.47" style:family="table-row">
      <style:table-row-properties style:min-row-height="1.91cm"/>
    </style:style>
    <style:style style:name="Tabla1.A54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54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4">
      <style:text-properties style:text-underline-style="none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33539674159308150" text:style-name="Outline">
        <text:list-item>
          <text:h text:style-name="P21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35789232" text:continue-numbering="true" text:style-name="Outline">
        <text:list-item>
          <text:list>
            <text:list-item>
              <text:h text:style-name="P23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/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text:a xlink:type="simple" xlink:href="https://github.com/brianegan/flutter_architecture_samples/" text:style-name="Internet_20_link" text:visited-style-name="Visited_20_Internet_20_Link">Ejemplos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soft-page-break/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35780200" text:continue-numbering="true" text:style-name="Outline">
              <text:list-item>
                <text:list>
                  <text:list-item>
                    <text:list>
                      <text:list-item>
                        <text:h text:style-name="P24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../canales%20de%20cursos" text:style-name="Internet_20_link" text:visited-style-name="Visited_20_Internet_20_Link">canales de cursos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ext:soft-page-break/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7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3578942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9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3579516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9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3578782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9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</text:a></text:p>
          </table:table-cell>
        </table:table-row>
        <table:table-row>
          <table:table-cell table:style-name="Tabla1.A2" office:value-type="string">
            <text:p text:style-name="P1">despliegue</text:p>
          </table:table-cell>
          <table:table-cell table:style-name="Tabla1.B2" office:value-type="string">
            <text:p text:style-name="Table_20_Contents"><text:a xlink:type="simple" xlink:href="https://flutter.io/docs/deployment/fastlane-cd" text:style-name="Internet_20_link" text:visited-style-name="Visited_20_Internet_20_Link">fastlane cd</text:a></text:p>
          </table:table-cell>
        </table:table-row>
        <table:table-row>
          <table:table-cell table:style-name="Tabla1.A2" office:value-type="string">
            <text:p text:style-name="P1">ecommerce</text:p>
          </table:table-cell>
          <table:table-cell table:style-name="Tabla1.B2" office:value-type="string">
            <text:p text:style-name="Table_20_Contents"><text:a xlink:type="simple" xlink:href="https://github.com/mtellect/Flutter-Ecommerce-App" text:style-name="Internet_20_link" text:visited-style-name="Visited_20_Internet_20_Link">Flutter-Ecommerce-App</text:a></text:p>
            <text:p text:style-name="Table_20_Contents"><text:a xlink:type="simple" xlink:href="https://codelabs.developers.google.com/codelabs/mdc-101-flutter/#0" text:style-name="Internet_20_link" text:visited-style-name="Visited_20_Internet_20_Link">u</text:a>d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1">Examen</text:p>
          </table:table-cell>
          <table:table-cell table:style-name="Tabla1.B2" office:value-type="string">
            <text:p text:style-name="Table_20_Contents"><text:a xlink:type="simple" xlink:href="https://github.com/iamprakash13/Avengers-Quiz" text:style-name="Internet_20_link" text:visited-style-name="Visited_20_Internet_20_Link">Código de examen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soft-page-break/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ext:soft-page-break/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7">
          <table:table-cell table:style-name="Tabla1.A2" office:value-type="string">
            <text:p text:style-name="P8">Pluggin</text:p>
          </table:table-cell>
          <table:table-cell table:style-name="Tabla1.B2" office:value-type="string">
            <text:p text:style-name="P1"><text:a xlink:type="simple" xlink:href="https://github.com/flutter/plugins/tree/master/packages" text:style-name="Internet_20_link" text:visited-style-name="Visited_20_Internet_20_Link">todos los pluggin de flutter</text:a></text:p>
          </table:table-cell>
        </table:table-row>
        <table:table-row table:style-name="Tabla1.47"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47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54" office:value-type="string">
            <text:p text:style-name="P8">Transform</text:p>
          </table:table-cell>
          <table:table-cell table:style-name="Tabla1.B54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54" office:value-type="string">
            <text:p text:style-name="P8">técnicas</text:p>
          </table:table-cell>
          <table:table-cell table:style-name="Tabla1.B54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3579408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" text:outline-level="4"/>
                    </text:list-item>
                    <text:list-item>
                      <text:h text:style-name="P20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35797392" text:continue-numbering="true" text:style-name="Outline">
              <text:list-item>
                <text:list>
                  <text:list-item>
                    <text:h text:style-name="P22" text:outline-level="2">Interesantes</text:h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35780588" text:continue-numbering="true" text:style-name="Outline">
              <text:list-item>
                <text:list>
                  <text:list-item>
                    <text:h text:style-name="P22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35788459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27</meta:editing-cycles>
    <meta:creation-date>2018-03-07T12:45:00</meta:creation-date>
    <dc:date>2019-01-25T15:58:06.43</dc:date>
    <meta:editing-duration>P6DT18H55M30S</meta:editing-duration>
    <meta:generator>OpenOffice/4.1.6$Win32 OpenOffice.org_project/416m1$Build-9790</meta:generator>
    <dc:creator>Máximo Meza</dc:creator>
    <meta:document-statistic meta:table-count="3" meta:image-count="0" meta:object-count="0" meta:page-count="10" meta:paragraph-count="220" meta:word-count="527" meta:character-count="40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